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7778*"/>
    </style:style>
    <style:style style:name="Table1.B" style:family="table-column">
      <style:table-column-properties style:column-width="5.212cm" style:rel-column-width="19420*"/>
    </style:style>
    <style:style style:name="Table1.C" style:family="table-column">
      <style:table-column-properties style:column-width="4.803cm" style:rel-column-width="17896*"/>
    </style:style>
    <style:style style:name="Table1.D" style:family="table-column">
      <style:table-column-properties style:column-width="5.486cm" style:rel-column-width="2044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weight="bold" officeooo:rsid="000aea63" officeooo:paragraph-rsid="0014562f" style:font-weight-asian="bold" style:font-weight-complex="bold"/>
    </style:style>
    <style:style style:name="P4" style:family="paragraph" style:parent-style-name="Table_20_Contents">
      <style:text-properties fo:font-weight="bold" officeooo:rsid="000fc021" officeooo:paragraph-rsid="0014562f" style:font-weight-asian="bold" style:font-weight-complex="bold"/>
    </style:style>
    <style:style style:name="P5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6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7" style:family="paragraph" style:parent-style-name="Standard">
      <style:text-properties fo:font-size="10pt" officeooo:rsid="000fc021" officeooo:paragraph-rsid="000fc021" style:font-size-asian="10pt" style:font-size-complex="10pt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0a97c9"/>
    </style:style>
    <style:style style:name="T4" style:family="text">
      <style:text-properties officeooo:rsid="0016f8da"/>
    </style:style>
    <style:style style:name="T5" style:family="text">
      <style:text-properties officeooo:rsid="0018a45c"/>
    </style:style>
    <style:style style:name="T6" style:family="text">
      <style:text-properties officeooo:rsid="00195ab0"/>
    </style:style>
    <style:style style:name="T7" style:family="text">
      <style:text-properties officeooo:rsid="00197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7">${Alias key:“b“, replaceKey:“For“, attributes:{<text:span text:style-name="T3">$value:“data“, </text:span><text:span text:style-name="T2">$</text:span><text:span text:style-name="T3">as:“person“, tablerow: [</text:span><text:span text:style-name="T5">2</text:span><text:span text:style-name="T3">,</text:span><text:span text:style-name="T5">3</text:span><text:span text:style-name="T3">], </text:span><text:span text:style-name="T4">parenttable</text:span>:true<text:span text:style-name="T3">}</text:span>}</text:p>
      <text:p text:style-name="P7">${Alias key:“e“, replaceKey:“EndFor“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No</text:p>
            <text:p text:style-name="P4">${b}${e}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D1" office:value-type="string">
            <text:p text:style-name="P2">Birth Date</text:p>
          </table:table-cell>
        </table:table-row>
        <table:table-row>
          <table:table-cell table:style-name="Table1.A2" office:value-type="string">
            <text:p text:style-name="P6">${<text:span text:style-name="T7">Counter</text:span>}</text:p>
          </table:table-cell>
          <table:table-cell table:style-name="Table1.B2" office:value-type="string">
            <text:p text:style-name="P6">${$person.firstName}</text:p>
          </table:table-cell>
          <table:table-cell table:style-name="Table1.C2" office:value-type="string">
            <text:p text:style-name="P6">${$person.lastName}</text:p>
          </table:table-cell>
          <table:table-cell table:style-name="Table1.D2" office:value-type="string">
            <text:p text:style-name="P5">${Date $value:“person.birthDate“}</text:p>
          </table:table-cell>
        </table:table-row>
        <table:table-row table:style-name="Table1.3">
          <table:table-cell table:style-name="Table1.A3" office:value-type="string">
            <text:p text:style-name="P6">${<text:span text:style-name="T7">Counter</text:span>}</text:p>
          </table:table-cell>
          <table:table-cell table:style-name="Table1.A3" office:value-type="string">
            <text:p text:style-name="P6">${$person.firstName}</text:p>
          </table:table-cell>
          <table:table-cell table:style-name="Table1.A3" office:value-type="string">
            <text:p text:style-name="P6">${$person.lastName}</text:p>
          </table:table-cell>
          <table:table-cell table:style-name="Table1.D3" office:value-type="string">
            <text:p text:style-name="P5">${Date $value:“person.birthDate“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8T11:58:51.802000000</dc:date>
    <meta:editing-duration>PT32M40S</meta:editing-duration>
    <meta:editing-cycles>14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6" meta:word-count="45" meta:character-count="583" meta:non-whitespace-character-count="548"/>
  </office:meta>
</office:document-meta>
</file>